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ouis Heilpri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4, 1894</text:p>
      <text:p text:style-name="P5">Month<text:tab/><text:tab/><text:tab/><text:tab/><text:tab/><text:tab/>June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Summit</text:p>
      <text:p text:style-name="P5">State<text:tab/><text:tab/><text:tab/><text:tab/><text:tab/><text:tab/>NJ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Summit, N. J. June 24th 94/</text:p>
      <text:p text:style-name="P2">Rev. S. Morais/</text:p>
      <text:p text:style-name="P2"><text:tab/>Dear Sir:/</text:p>
      <text:p text:style-name="P2"><text:tab/><text:tab/>I take the liberty/ of sending you a copy of/ a printed volume, consisting/ of a collection of critical notes/ on the Bible made by my/ father in his <text:span text:style-name="T2">early</text:span><text:span text:style-name="T3"> years/ and containing material/ some of which has not/ been embodied in his/ published writings. <text:s/>The/ manuscript has been re-/produced just as it was/ written and as it was/ left--simply a mass of/ critical memoranda jotted/</text:span></text:p>
      <text:p text:style-name="P2"><text:span text:style-name="T3"/></text:p>
      <text:p text:style-name="P2"><text:span text:style-name="T3">[Page 2]</text:span></text:p>
      <text:p text:style-name="P2"><text:span text:style-name="T3">down at intervals. <text:s/>Dr. Szold/ has had the kindness to/ see the volume through/ the press. <text:s/>I feel sure/ that you will find in/ its pages matter that/ will interest you in connec-/tion with your investigations./ <text:s/>Sincerely, yours/ Louis Heilpri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4:51:59.38</meta:creation-date>
    <meta:document-statistic meta:table-count="0" meta:image-count="0" meta:object-count="0" meta:page-count="2" meta:paragraph-count="67" meta:word-count="286" meta:character-count="1954"/>
    <dc:date>2011-12-21T14:58:46.77</dc:date>
    <dc:creator>Penn Libraries</dc:creator>
    <meta:editing-duration>PT00H06M47S</meta:editing-duration>
    <meta:editing-cycles>1</meta:editing-cycles>
    <meta:generator>OpenOffice.org/3.2$Win32 OpenOffice.org_project/320m12$Build-9483</meta:generator>
  </office:meta>
</office:document-meta>
</file>